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479in" style:rel-width="96%" fo:margin-left="-0.0854in" table:align="left" style:writing-mode="lr-tb"/>
    </style:style>
    <style:style style:name="Table1.A" style:family="table-column">
      <style:table-column-properties style:column-width="1.5535in" style:rel-column-width="2173*"/>
    </style:style>
    <style:style style:name="Table1.B" style:family="table-column">
      <style:table-column-properties style:column-width="5.0944in" style:rel-column-width="7127*"/>
    </style:style>
    <style:style style:name="Table1.1" style:family="table-row">
      <style:table-row-properties style:min-row-height="0.3514in" fo:keep-together="auto"/>
    </style:style>
    <style:style style:name="Table1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1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1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Arial" fo:font-size="11pt" fo:language="de" fo:country="AT" fo:font-weight="bold" officeooo:paragraph-rsid="001099d4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text-properties style:font-name="Arial" fo:font-size="11pt" fo:language="de" fo:country="AT" officeooo:paragraph-rsid="001099d4" style:font-size-asian="11pt" style:font-name-complex="Arial" style:font-size-complex="11pt"/>
    </style:style>
    <style:style style:name="P3" style:family="paragraph" style:parent-style-name="Standard">
      <style:text-properties style:font-name="Arial" fo:language="de" fo:country="AT" fo:font-weight="bold" officeooo:paragraph-rsid="001099d4" style:font-weight-asian="bold" style:font-name-complex="Arial"/>
    </style:style>
    <style:style style:name="P4" style:family="paragraph" style:parent-style-name="Standard">
      <style:text-properties fo:language="de" fo:country="AT"/>
    </style:style>
    <style:style style:name="P5" style:family="paragraph" style:parent-style-name="Standard" style:list-style-name="L1">
      <style:text-properties fo:language="de" fo:country="AT"/>
    </style:style>
    <style:style style:name="P6" style:family="paragraph" style:parent-style-name="Standard" style:list-style-name="L2">
      <style:text-properties fo:language="de" fo:country="AT"/>
    </style:style>
    <style:style style:name="P7" style:family="paragraph" style:parent-style-name="Header">
      <style:text-properties officeooo:rsid="001099d4" officeooo:paragraph-rsid="001099d4"/>
    </style:style>
    <style:style style:name="P8" style:family="paragraph" style:parent-style-name="Normal_20__28_Web_29_" style:list-style-name="L2">
      <style:paragraph-properties fo:margin-top="0in" fo:margin-bottom="0.1945in" loext:contextual-spacing="false"/>
      <style:text-properties fo:color="#000000" fo:language="de" fo:country="AT" officeooo:rsid="001b1eb4" officeooo:paragraph-rsid="001b1eb4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175ec0" style:font-size-asian="11pt" style:font-name-complex="Arial" style:font-size-complex="11pt"/>
    </style:style>
    <style:style style:name="T3" style:family="text">
      <style:text-properties style:font-name="Arial" fo:font-size="11pt" officeooo:rsid="0017d0c7" style:font-size-asian="11pt" style:font-name-complex="Arial" style:font-size-complex="11pt"/>
    </style:style>
    <style:style style:name="T4" style:family="text">
      <style:text-properties style:font-name="Arial" fo:font-size="11pt" officeooo:rsid="00181bb3" style:font-size-asian="11pt" style:font-name-complex="Arial" style:font-size-complex="11pt"/>
    </style:style>
    <style:style style:name="T5" style:family="text">
      <style:text-properties style:font-name="Arial" fo:font-size="11pt" officeooo:rsid="001a4faa" style:font-size-asian="11pt" style:font-name-complex="Arial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ID: </text:p>
          </table:table-cell>
          <table:table-cell table:style-name="Table1.B1" office:value-type="string">
            <text:p text:style-name="P4">U01</text:p>
            <text:p text:style-name="P4"/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">Title:</text:p>
          </table:table-cell>
          <table:table-cell table:style-name="Table1.B2" office:value-type="string">
            <text:p text:style-name="P4">Dauermedikationsliste einlesen</text:p>
            <text:p text:style-name="P4"/>
            <text:p text:style-name="P4"/>
          </table:table-cell>
        </table:table-row>
        <table:table-row table:style-name="Table1.1">
          <table:table-cell table:style-name="Table1.A3" office:value-type="string">
            <text:p text:style-name="P1">Description:</text:p>
          </table:table-cell>
          <table:table-cell table:style-name="Table1.B3" office:value-type="string">
            <text:p text:style-name="P4">Eine Dauermedikationsliste soll, basierend auf einer am Smartphone empfangenen SMS, eingelesen werden.</text:p>
            <text:p text:style-name="P4"/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">Primary Actor:</text:p>
          </table:table-cell>
          <table:table-cell table:style-name="Table1.B2" office:value-type="string">
            <text:p text:style-name="P4">App User</text:p>
            <text:p text:style-name="P4"/>
            <text:p text:style-name="P4"/>
          </table:table-cell>
        </table:table-row>
        <table:table-row table:style-name="Table1.1">
          <table:table-cell table:style-name="Table1.A5" office:value-type="string">
            <text:p text:style-name="P1">Preconditions:</text:p>
          </table:table-cell>
          <table:table-cell table:style-name="Table1.B5" office:value-type="string">
            <text:p text:style-name="P4">SMS in Inbox vorhanden.</text:p>
            <text:p text:style-name="P4"/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">Postconditions:</text:p>
          </table:table-cell>
          <table:table-cell table:style-name="Table1.B2" office:value-type="string">
            <text:p text:style-name="P4">Dauermedikationsliste wurde in App importiert.</text:p>
            <text:p text:style-name="P4"/>
            <text:p text:style-name="P4"/>
          </table:table-cell>
        </table:table-row>
        <table:table-row table:style-name="Table1.1">
          <table:table-cell table:style-name="Table1.A7" office:value-type="string">
            <text:p text:style-name="P1">Main <text:line-break/>Success Scenario:</text:p>
          </table:table-cell>
          <table:table-cell table:style-name="Table1.B7" office:value-type="string">
            <text:list xml:id="list3321288221" text:style-name="L1">
              <text:list-item>
                <text:p text:style-name="P5">User wählt ‘SMS importieren‘ im Hauptmenü der Applikation aus.</text:p>
              </text:list-item>
              <text:list-item>
                <text:p text:style-name="P5">Fenster zum Importieren der SMS wird angezeigt. Eine Liste an importierbaren SMS ist sichtbar. Das Empfangsdatum der jeweiligen SMS wird angezeigt.</text:p>
              </text:list-item>
              <text:list-item>
                <text:p text:style-name="P5">User wählt die gewünschte SMS aus und betätigt den Importieren Button. </text:p>
              </text:list-item>
              <text:list-item>
                <text:p text:style-name="P5"><text:span text:style-name="T3">SMS wird importiert und als aktuelle Dauermedikationsliste in </text:span><text:span text:style-name="T4">der </text:span><text:span text:style-name="T3">D</text:span><text:span text:style-name="T4">atenbank</text:span><text:span text:style-name="T3"> hinterlegt.</text:span></text:p>
              </text:list-item>
            </text:list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">Extensions:</text:p>
          </table:table-cell>
          <table:table-cell table:style-name="Table1.B2" office:value-type="string">
            <text:list xml:id="list902703544" text:style-name="L2">
              <text:list-item>
                <text:p text:style-name="P6">Eine Dauermedikationsliste ist bereits hinterlegt.</text:p>
              </text:list-item>
              <text:list-item>
                <text:p text:style-name="P6">Abbruch durch den User.</text:p>
              </text:list-item>
            </text:list>
            <text:p text:style-name="P4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99d4" officeooo:paragraph-rsid="001099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10121" number:language="en" number:country="US" number:title="User-defined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EHT18_Masterprojekt<text:tab/>Use Case Specification<text:tab/><text:date style:data-style-name="N10121" text:date-value="2019-09-11T16:32:34.921812331">11.09.201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1" meta:paragraph-count="21" meta:word-count="109" meta:character-count="814" meta:non-whitespace-character-count="729"/>
  </office:meta>
</office:document-meta>
</file>